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833in" fo:line-height="100%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center" fo:margin-bottom="0.0833in" fo:line-height="100%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justify" fo:margin-bottom="0.0833in" fo:line-height="100%"/>
    </style:style>
    <style:style style:name="T4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Fonteparág.padrão" style:family="text">
      <style:text-properties fo:font-size="12pt" style:font-size-asian="12pt" style:font-size-complex="12pt"/>
    </style:style>
    <style:style style:name="T6" style:parent-style-name="Fonteparág.padrão" style:family="text">
      <style:text-properties fo:font-size="12pt" style:font-size-asian="12pt" style:font-size-complex="12pt"/>
    </style:style>
    <style:style style:name="T7" style:parent-style-name="Fonteparág.padrão" style:family="text">
      <style:text-properties fo:font-size="12pt" style:font-size-asian="12pt" style:font-size-complex="12pt"/>
    </style:style>
    <style:style style:name="T8" style:parent-style-name="Fonteparág.padrão" style:family="text">
      <style:text-properties fo:font-size="12pt" style:font-size-asian="12pt" style:font-size-complex="12pt"/>
    </style:style>
    <style:style style:name="T9" style:parent-style-name="Fonteparág.padrão" style:family="text">
      <style:text-properties fo:font-size="12pt" style:font-size-asian="12pt" style:font-size-complex="12pt"/>
    </style:style>
    <style:style style:name="T10" style:parent-style-name="Fonteparág.padrão" style:family="text">
      <style:text-properties fo:font-size="12pt" style:font-size-asian="12pt" style:font-size-complex="12pt"/>
    </style:style>
    <style:style style:name="T11" style:parent-style-name="Fonteparág.padrão" style:family="text">
      <style:text-properties fo:font-size="12pt" style:font-size-asian="12pt" style:font-size-complex="12pt"/>
    </style:style>
    <style:style style:name="P12" style:parent-style-name="Normal" style:family="paragraph">
      <style:paragraph-properties fo:text-align="justify" fo:margin-bottom="0.0833in" fo:line-height="100%"/>
    </style:style>
    <style:style style:name="T13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Fonteparág.padrão" style:family="text">
      <style:text-properties fo:font-size="12pt" style:font-size-asian="12pt" style:font-size-complex="12pt"/>
    </style:style>
    <style:style style:name="T15" style:parent-style-name="Fonteparág.padrão" style:family="text">
      <style:text-properties fo:font-size="12pt" style:font-size-asian="12pt" style:font-size-complex="12pt"/>
    </style:style>
    <style:style style:name="T16" style:parent-style-name="Fonteparág.padrão" style:family="text">
      <style:text-properties fo:font-size="12pt" style:font-size-asian="12pt" style:font-size-complex="12pt"/>
    </style:style>
    <style:style style:name="T17" style:parent-style-name="Fonteparág.padrão" style:family="text">
      <style:text-properties fo:font-size="12pt" style:font-size-asian="12pt" style:font-size-complex="12pt"/>
    </style:style>
    <style:style style:name="P18" style:parent-style-name="Normal" style:family="paragraph">
      <style:paragraph-properties fo:text-align="justify" fo:margin-top="0.0694in" fo:margin-bottom="0.0694in"/>
    </style:style>
    <style:style style:name="T19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0" style:parent-style-name="Fonteparág.padrão" style:family="text">
      <style:text-properties fo:font-size="12pt" style:font-size-asian="12pt" style:font-size-complex="12pt"/>
    </style:style>
    <style:style style:name="T21" style:parent-style-name="Fonteparág.padrão" style:family="text">
      <style:text-properties fo:color="#000000"/>
    </style:style>
    <style:style style:name="T22" style:parent-style-name="Fonteparág.padrão" style:family="text">
      <style:text-properties fo:color="#000000"/>
    </style:style>
    <style:style style:name="T23" style:parent-style-name="Fonteparág.padrão" style:family="text">
      <style:text-properties fo:color="#000000"/>
    </style:style>
    <style:style style:name="T24" style:parent-style-name="Fonteparág.padrão" style:family="text">
      <style:text-properties fo:color="#000000"/>
    </style:style>
    <style:style style:name="P25" style:parent-style-name="Normal" style:family="paragraph">
      <style:paragraph-properties fo:text-align="justify" fo:line-height="100%"/>
    </style:style>
    <style:style style:name="T26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7" style:parent-style-name="Fonteparág.padrão" style:family="text">
      <style:text-properties fo:font-size="12pt" style:font-size-asian="12pt" style:font-size-complex="12pt"/>
    </style:style>
    <style:style style:name="T28" style:parent-style-name="Fonteparág.padrão" style:family="text">
      <style:text-properties fo:font-size="12pt" style:font-size-asian="12pt" style:font-size-complex="12pt"/>
    </style:style>
    <style:style style:name="T29" style:parent-style-name="Fonteparág.padrão" style:family="text">
      <style:text-properties fo:font-size="12pt" style:font-size-asian="12pt" style:font-size-complex="12pt"/>
    </style:style>
    <style:style style:name="T30" style:parent-style-name="Fonteparág.padrão" style:family="text">
      <style:text-properties fo:font-size="12pt" style:font-size-asian="12pt" style:font-size-complex="12pt"/>
    </style:style>
    <style:style style:name="T31" style:parent-style-name="Fonteparág.padrão" style:family="text">
      <style:text-properties fo:font-size="12pt" style:font-size-asian="12pt" style:font-size-complex="12pt"/>
    </style:style>
    <style:style style:name="T32" style:parent-style-name="Fonteparág.padrão" style:family="text">
      <style:text-properties fo:font-size="12pt" style:font-size-asian="12pt" style:font-size-complex="12pt"/>
    </style:style>
    <style:style style:name="T33" style:parent-style-name="Fonteparág.padrão" style:family="text">
      <style:text-properties fo:font-size="12pt" style:font-size-asian="12pt" style:font-size-complex="12pt"/>
    </style:style>
    <style:style style:name="T34" style:parent-style-name="Fonteparág.padrão" style:family="text">
      <style:text-properties fo:font-size="12pt" style:font-size-asian="12pt" style:font-size-complex="12pt"/>
    </style:style>
    <style:style style:name="T35" style:parent-style-name="Fonteparág.padrão" style:family="text">
      <style:text-properties fo:font-size="12pt" style:font-size-asian="12pt" style:font-size-complex="12pt"/>
    </style:style>
    <style:style style:name="T36" style:parent-style-name="Fonteparág.padrão" style:family="text">
      <style:text-properties fo:font-size="12pt" style:font-size-asian="12pt" style:font-size-complex="12pt"/>
    </style:style>
    <style:style style:name="T37" style:parent-style-name="Fonteparág.padrão" style:family="text">
      <style:text-properties fo:font-size="12pt" style:font-size-asian="12pt" style:font-size-complex="12pt"/>
    </style:style>
    <style:style style:name="T38" style:parent-style-name="Fonteparág.padrão" style:family="text">
      <style:text-properties fo:font-size="12pt" style:font-size-asian="12pt" style:font-size-complex="12pt"/>
    </style:style>
    <style:style style:name="T39" style:parent-style-name="Fonteparág.padrão" style:family="text">
      <style:text-properties fo:font-size="12pt" style:font-size-asian="12pt" style:font-size-complex="12pt"/>
    </style:style>
    <style:style style:name="T40" style:parent-style-name="Fonteparág.padrão" style:family="text">
      <style:text-properties fo:font-size="12pt" style:font-size-asian="12pt" style:font-size-complex="12pt"/>
    </style:style>
    <style:style style:name="P41" style:parent-style-name="ParágrafodaLista" style:list-style-name="LFO13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42" style:parent-style-name="ParágrafodaLista" style:list-style-name="LFO19" style:family="paragraph">
      <style:paragraph-properties fo:text-align="justify" fo:line-height="100%"/>
      <style:text-properties fo:font-size="12pt" style:font-size-asian="12pt" style:font-size-complex="12pt"/>
    </style:style>
    <style:style style:name="P43" style:parent-style-name="ParágrafodaLista" style:list-style-name="LFO19" style:family="paragraph">
      <style:paragraph-properties fo:text-align="justify" fo:line-height="100%"/>
      <style:text-properties fo:font-size="12pt" style:font-size-asian="12pt" style:font-size-complex="12pt"/>
    </style:style>
    <style:style style:name="P44" style:parent-style-name="ParágrafodaLista" style:list-style-name="LFO19" style:family="paragraph">
      <style:paragraph-properties fo:text-align="justify" fo:line-height="100%"/>
      <style:text-properties fo:font-size="12pt" style:font-size-asian="12pt" style:font-size-complex="12pt"/>
    </style:style>
    <style:style style:name="P45" style:parent-style-name="ParágrafodaLista" style:list-style-name="LFO13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46" style:parent-style-name="ParágrafodaLista" style:list-style-name="LFO20" style:family="paragraph">
      <style:paragraph-properties fo:text-align="justify" fo:line-height="100%"/>
      <style:text-properties fo:font-size="12pt" style:font-size-asian="12pt" style:font-size-complex="12pt"/>
    </style:style>
    <style:style style:name="P47" style:parent-style-name="ParágrafodaLista" style:list-style-name="LFO20" style:family="paragraph">
      <style:paragraph-properties fo:text-align="justify" fo:line-height="100%"/>
      <style:text-properties fo:font-size="12pt" style:font-size-asian="12pt" style:font-size-complex="12pt"/>
    </style:style>
    <style:style style:name="P48" style:parent-style-name="ParágrafodaLista" style:list-style-name="LFO16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49" style:parent-style-name="ParágrafodaLista" style:list-style-name="LFO21" style:family="paragraph">
      <style:paragraph-properties fo:text-align="justify" fo:line-height="100%"/>
      <style:text-properties fo:font-size="12pt" style:font-size-asian="12pt" style:font-size-complex="12pt"/>
    </style:style>
    <style:style style:name="P50" style:parent-style-name="ParágrafodaLista" style:list-style-name="LFO21" style:family="paragraph">
      <style:paragraph-properties fo:text-align="justify" fo:line-height="100%"/>
      <style:text-properties fo:font-size="12pt" style:font-size-asian="12pt" style:font-size-complex="12pt"/>
    </style:style>
    <style:style style:name="P51" style:parent-style-name="ParágrafodaLista" style:list-style-name="LFO17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52" style:parent-style-name="ParágrafodaLista" style:list-style-name="LFO22" style:family="paragraph">
      <style:paragraph-properties fo:text-align="justify" fo:line-height="100%"/>
      <style:text-properties fo:font-size="12pt" style:font-size-asian="12pt" style:font-size-complex="12pt"/>
    </style:style>
    <style:style style:name="P53" style:parent-style-name="ParágrafodaLista" style:list-style-name="LFO22" style:family="paragraph">
      <style:paragraph-properties fo:text-align="justify" fo:line-height="100%"/>
      <style:text-properties fo:font-size="12pt" style:font-size-asian="12pt" style:font-size-complex="12pt"/>
    </style:style>
    <style:style style:name="P54" style:parent-style-name="ParágrafodaLista" style:list-style-name="LFO18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55" style:parent-style-name="ParágrafodaLista" style:list-style-name="LFO23" style:family="paragraph">
      <style:paragraph-properties fo:text-align="justify" fo:line-height="100%"/>
      <style:text-properties fo:font-size="12pt" style:font-size-asian="12pt" style:font-size-complex="12pt"/>
    </style:style>
    <style:style style:name="P56" style:parent-style-name="ParágrafodaLista" style:list-style-name="LFO23" style:family="paragraph">
      <style:paragraph-properties fo:text-align="justify" fo:line-height="100%"/>
      <style:text-properties fo:font-size="12pt" style:font-size-asian="12pt" style:font-size-complex="12pt"/>
    </style:style>
    <style:style style:name="P57" style:parent-style-name="ParágrafodaLista" style:list-style-name="LFO18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58" style:parent-style-name="ParágrafodaLista" style:list-style-name="LFO24" style:family="paragraph">
      <style:paragraph-properties fo:text-align="justify" fo:line-height="100%"/>
      <style:text-properties fo:font-size="12pt" style:font-size-asian="12pt" style:font-size-complex="12pt"/>
    </style:style>
    <style:style style:name="P59" style:parent-style-name="ParágrafodaLista" style:list-style-name="LFO24" style:family="paragraph">
      <style:paragraph-properties fo:text-align="justify" fo:line-height="100%"/>
      <style:text-properties fo:font-size="12pt" style:font-size-asian="12pt" style:font-size-complex="12pt"/>
    </style:style>
    <style:style style:name="P60" style:parent-style-name="ParágrafodaLista" style:list-style-name="LFO24" style:family="paragraph">
      <style:paragraph-properties fo:text-align="justify" fo:line-height="100%"/>
      <style:text-properties fo:font-size="12pt" style:font-size-asian="12pt" style:font-size-complex="12pt"/>
    </style:style>
    <style:style style:name="P6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2" style:parent-style-name="ParágrafodaLista" style:list-style-name="LFO32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63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64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65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66" style:parent-style-name="ParágrafodaLista" style:list-style-name="LFO34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67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68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69" style:parent-style-name="ParágrafodaLista" style:list-style-name="LFO36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0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71" style:parent-style-name="ParágrafodaLista" style:list-style-name="LFO38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2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73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74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75" style:parent-style-name="ParágrafodaLista" style:list-style-name="LFO40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6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77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78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79" style:parent-style-name="ParágrafodaLista" style:list-style-name="LFO42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0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81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82" style:parent-style-name="ParágrafodaLista" style:list-style-name="LFO44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3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84" style:parent-style-name="ParágrafodaLista" style:list-style-name="LFO33" style:family="paragraph">
      <style:paragraph-properties fo:text-align="justify" fo:margin-left="1.0833in">
        <style:tab-stops/>
      </style:paragraph-properties>
      <style:text-properties fo:font-size="12pt" style:font-size-asian="12pt" style:font-size-complex="12pt"/>
    </style:style>
    <style:style style:name="P8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7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8" style:parent-style-name="ParágrafodaLista" style:list-style-name="LFO33" style:family="paragraph">
      <style:paragraph-properties fo:text-align="justify" fo:margin-left="1.0833in">
        <style:tab-stops/>
      </style:paragraph-properties>
    </style:style>
    <style:style style:name="T89" style:parent-style-name="Fonteparág.padrão" style:family="text">
      <style:text-properties fo:font-size="12pt" style:font-size-asian="12pt" style:font-size-complex="12pt"/>
    </style:style>
    <style:style style:name="T90" style:parent-style-name="Fonteparág.padrão" style:family="text">
      <style:text-properties fo:font-size="12pt" style:font-size-asian="12pt" style:font-size-complex="12pt"/>
    </style:style>
    <style:style style:name="T91" style:parent-style-name="Fonteparág.padrão" style:family="text">
      <style:text-properties fo:font-size="12pt" style:font-size-asian="12pt" style:font-size-complex="12pt"/>
    </style:style>
    <style:style style:name="T92" style:parent-style-name="Fonteparág.padrão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Fórum de Práticas Educativas e Territoriais nas Políticas Públicas</text:p>
      <text:p text:style-name="P2">Registro de Reunião</text:p>
      <text:p text:style-name="P3"><text:span text:style-name="T4">Data:</text:span><text:span text:style-name="T5"><text:s/></text:span><text:span text:style-name="T6">1</text:span><text:span text:style-name="T7">3<text:s/></text:span><text:span text:style-name="T8">de<text:s/></text:span><text:span text:style-name="T9">dezembro</text:span><text:span text:style-name="T10"><text:s/></text:span><text:span text:style-name="T11">de 2024 <text:s/></text:span></text:p>
      <text:p text:style-name="P12"><text:span text:style-name="T13">Local:</text:span><text:span text:style-name="T14"><text:s/></text:span><text:span text:style-name="T15">Auditório CECAD, das 14h às 1</text:span><text:span text:style-name="T16">7</text:span><text:span text:style-name="T17">h</text:span></text:p>
      <text:p text:style-name="P18"><text:span text:style-name="T19">Objetivo:</text:span><text:span text:style-name="T20"><text:s/></text:span><text:span text:style-name="T21">Avaliar</text:span><text:span text:style-name="T22"><text:s/>as ações desenvolvidas ao longo deste ano e<text:s/></text:span><text:span text:style-name="T23">traçar</text:span><text:span text:style-name="T24"><text:s/>perspectivas para 2025, com o objetivo de ampliar a articulação interinstitucional voltada para a identificação, disseminação e fortalecimento de práticas educativas com enfoque territorial e baseadas na educação popular.</text:span></text:p>
      <text:p text:style-name="P25"><text:span text:style-name="T26">Momento Inicial:</text:span><text:span text:style-name="T27"><text:s/></text:span><text:span text:style-name="T28">Cada<text:s/></text:span><text:span text:style-name="T29">participante presente<text:s/></text:span><text:span text:style-name="T30">fez uma breve apresentação trazendo a perspectiva de “onde venho e quem sou”. Após essa breve apresentação</text:span><text:span text:style-name="T31"><text:s/>individual</text:span><text:span text:style-name="T32">, o Diretor de Educação Popular</text:span><text:span text:style-name="T33">, Pedro Pontual,<text:s/></text:span><text:span text:style-name="T34">apresentou a proposta da atividade que consist</text:span><text:span text:style-name="T35">iu</text:span><text:span text:style-name="T36"><text:s/>num primeiro momento de avaliação sobre os avanços e desafios do Fórum de Práticas Educativas, mediada por Clóvis, que preparou uma linha do tempo referente às ações do fórum</text:span><text:span text:style-name="T37"><text:s/>(em anexo)</text:span><text:span text:style-name="T38">. Logo após a apresentação, o grupo presente foi chamado a se dividir em grupo para experimentar um momento de cochicho, no qual deveriam dialogar sobre os principais pontos: AVANÇOS E DESAFIOS. O resultado desse momento está relacionado<text:s/></text:span><text:span text:style-name="T39">nos<text:s/></text:span><text:span text:style-name="T40">principais pontos:</text:span></text:p>
      <text:list text:style-name="LFO13" text:continue-numbering="true">
        <text:list-item>
          <text:p text:style-name="P41">Troca de Experiências</text:p>
        </text:list-item>
      </text:list>
      <text:list text:style-name="LFO19" text:continue-numbering="true">
        <text:list-item>
          <text:p text:style-name="P42">Avanço das agendas ministeriais através de troca de experiências.</text:p>
        </text:list-item>
        <text:list-item>
          <text:p text:style-name="P43">Promoção de reflexões, novas ideias e parcerias entre ministérios.</text:p>
        </text:list-item>
        <text:list-item>
          <text:p text:style-name="P44">Compreender as dinâmicas territoriais.</text:p>
        </text:list-item>
      </text:list>
      <text:list text:style-name="LFO13" text:continue-numbering="true">
        <text:list-item>
          <text:p text:style-name="P45">Formação e Capacitação</text:p>
        </text:list-item>
      </text:list>
      <text:list text:style-name="LFO20" text:continue-numbering="true">
        <text:list-item>
          <text:p text:style-name="P46">Criação de espaços qualificados para formação de servidores.</text:p>
        </text:list-item>
        <text:list-item>
          <text:p text:style-name="P47">Possibilidade de integração entre pessoas de diferentes lugares, realidades e experiências.</text:p>
        </text:list-item>
      </text:list>
      <text:list text:style-name="LFO16" text:continue-numbering="true">
        <text:list-item>
          <text:p text:style-name="P48">Ampliação de Visão e Integração</text:p>
        </text:list-item>
      </text:list>
      <text:list text:style-name="LFO21" text:continue-numbering="true">
        <text:list-item>
          <text:p text:style-name="P49">Compreender as dinâmicas territoriais.</text:p>
        </text:list-item>
        <text:list-item>
          <text:p text:style-name="P50">Encontros entre ministérios para potencializar sinergias.</text:p>
        </text:list-item>
      </text:list>
      <text:list text:style-name="LFO17" text:continue-numbering="true">
        <text:list-item>
          <text:p text:style-name="P51">Educação Popular e Transversalidade</text:p>
        </text:list-item>
      </text:list>
      <text:list text:style-name="LFO22" text:continue-numbering="true">
        <text:list-item>
          <text:p text:style-name="P52">Institucionalização da educação popular no governo federal.</text:p>
        </text:list-item>
        <text:list-item>
          <text:p text:style-name="P53">Ativação do diálogo e da transversalidade entre políticas públicas.</text:p>
        </text:list-item>
      </text:list>
      <text:list text:style-name="LFO18" text:continue-numbering="true">
        <text:list-item>
          <text:p text:style-name="P54">Inovação e Comunicação</text:p>
        </text:list-item>
      </text:list>
      <text:list text:style-name="LFO23" text:continue-numbering="true">
        <text:list-item>
          <text:p text:style-name="P55">Inovação metodológica e processos diferenciados.</text:p>
        </text:list-item>
        <text:list-item>
          <text:p text:style-name="P56">Comunicação diversificada e estratégias variadas para implementação.</text:p>
        </text:list-item>
      </text:list>
      <text:list text:style-name="LFO18" text:continue-numbering="true">
        <text:list-item>
          <text:p text:style-name="P57">Articulação e Sistematização de Políticas</text:p>
        </text:list-item>
      </text:list>
      <text:list text:style-name="LFO24" text:continue-numbering="true">
        <text:list-item>
          <text:p text:style-name="P58">Articulação entre diferentes políticas públicas.</text:p>
        </text:list-item>
        <text:list-item>
          <text:p text:style-name="P59">Mapeamento de iniciativas e ações das políticas públicas.</text:p>
        </text:list-item>
        <text:list-item>
          <text:p text:style-name="P60">Sistematização das políticas com foco em formação de agentes populares.</text:p>
        </text:list-item>
      </text:list>
      <text:p text:style-name="P61">No segundo momento da reunião,<text:s/>ainda em formato de cochicho,<text:s/>Pedro Pontual e Adriana, chamaram<text:s/>os pequenos grupos a se organizar para pensarem juntas/juntos, a partir dos avanços e desafios, o que poderá ser realizado em 2025. O resultado desse momento está relacionado<text:s/>nos<text:s/>principais pontos:</text:p>
      <text:soft-page-break/>
      <text:list text:style-name="LFO32" text:continue-numbering="true">
        <text:list-item>
          <text:p text:style-name="P62">Calendário e Planejamento do Fórum</text:p>
        </text:list-item>
      </text:list>
      <text:list text:style-name="LFO33" text:continue-numbering="true">
        <text:list-item>
          <text:p text:style-name="P63">Estabelecimento do calendário anual dos encontros do Fórum.</text:p>
        </text:list-item>
        <text:list-item>
          <text:p text:style-name="P64">Construção da agenda/plano de encontros do Fórum com o Sistema de Participação Social.</text:p>
        </text:list-item>
        <text:list-item>
          <text:p text:style-name="P65">Definição do plano de ação e cronograma na primeira reunião de 2025.</text:p>
        </text:list-item>
      </text:list>
      <text:list text:style-name="LFO34" text:continue-numbering="true">
        <text:list-item>
          <text:p text:style-name="P66">Eventos e Seminários</text:p>
        </text:list-item>
      </text:list>
      <text:list text:style-name="LFO33" text:continue-numbering="true">
        <text:list-item>
          <text:p text:style-name="P67">Seminário Nacional de Práticas Educativas nas Políticas Públicas (março de 2025).</text:p>
        </text:list-item>
        <text:list-item>
          <text:p text:style-name="P68">Apresentação e aprovação do marco de referência da educação popular (março de 2025).</text:p>
        </text:list-item>
      </text:list>
      <text:list text:style-name="LFO36" text:continue-numbering="true">
        <text:list-item>
          <text:p text:style-name="P69">Institucionalização e Estruturação</text:p>
        </text:list-item>
      </text:list>
      <text:list text:style-name="LFO33" text:continue-numbering="true">
        <text:list-item>
          <text:p text:style-name="P70">Publicação de portaria para institucionalizar o Fórum.</text:p>
        </text:list-item>
      </text:list>
      <text:list text:style-name="LFO38" text:continue-numbering="true">
        <text:list-item>
          <text:p text:style-name="P71">Integração e Participação</text:p>
        </text:list-item>
      </text:list>
      <text:list text:style-name="LFO33" text:continue-numbering="true">
        <text:list-item>
          <text:p text:style-name="P72">Aproximação das práticas dos movimentos populares com os processos formativos do Fórum.</text:p>
        </text:list-item>
        <text:list-item>
          <text:p text:style-name="P73">Integração dos agentes de educação popular através de encontros.</text:p>
        </text:list-item>
        <text:list-item>
          <text:p text:style-name="P74">Estudo de perfil dos agentes de educação popular e análise do impacto da ação.</text:p>
        </text:list-item>
      </text:list>
      <text:list text:style-name="LFO40" text:continue-numbering="true">
        <text:list-item>
          <text:p text:style-name="P75">Comunicação e Visibilidade</text:p>
        </text:list-item>
      </text:list>
      <text:list text:style-name="LFO33" text:continue-numbering="true">
        <text:list-item>
          <text:p text:style-name="P76">Ampliação das ações de comunicação do Fórum com os ministérios para melhor integração.</text:p>
        </text:list-item>
        <text:list-item>
          <text:p text:style-name="P77">Criação de um canal de comunicação mais amplo e efetivo entre os participantes do Fórum.</text:p>
        </text:list-item>
        <text:list-item>
          <text:p text:style-name="P78">Desenvolvimento de estratégias de comunicação para dar visibilidade ao Fórum dentro do governo.</text:p>
        </text:list-item>
      </text:list>
      <text:list text:style-name="LFO42" text:continue-numbering="true">
        <text:list-item>
          <text:p text:style-name="P79">Apresentação e Convidados</text:p>
        </text:list-item>
      </text:list>
      <text:list text:style-name="LFO33" text:continue-numbering="true">
        <text:list-item>
          <text:p text:style-name="P80">Apresentação das sistematizações e discussões do Fórum para Secretárias/os.</text:p>
        </text:list-item>
        <text:list-item>
          <text:p text:style-name="P81">Convidar ASPADIs, Secretárias/os e Diretores/as para participar do Fórum.</text:p>
        </text:list-item>
      </text:list>
      <text:list text:style-name="LFO44" text:continue-numbering="true">
        <text:list-item>
          <text:p text:style-name="P82">Integração das Políticas e Ações Formativas</text:p>
        </text:list-item>
      </text:list>
      <text:list text:style-name="LFO33" text:continue-numbering="true">
        <text:list-item>
          <text:p text:style-name="P83">Integração das políticas sociais e de infraestrutura nas ações formativas, visando redução dos impactos negativos das desigualdades sociais.</text:p>
        </text:list-item>
        <text:list-item>
          <text:p text:style-name="P84">Articulação do processo de entrega de equipamentos e políticas públicas federais nos territórios, com envolvimento das comunidades.</text:p>
        </text:list-item>
      </text:list>
      <text:p text:style-name="P85"/>
      <text:p text:style-name="P86">Para avançar na preparação das<text:s/>ações que foram reconhecidas como escopo do Fórum de Práticas e alinhadas como relevantes para o ano de 2025, ficou deliberado um encontro,<text:s/>ainda em<text:s/>fevereiro,<text:s/>do Fórum de Práticas Educativas e Territoriais<text:s/>nas Políticas Públicas.</text:p>
      <text:p text:style-name="P87">Encaminhamentos:</text:p>
      <text:list text:style-name="LFO33" text:continue-numbering="true">
        <text:list-item>
          <text:p text:style-name="P88"><text:span text:style-name="T89">Agendar p</text:span><text:span text:style-name="T90">róxima reunião:<text:s/></text:span><text:span text:style-name="T91">Fevereiro</text:span><text:span text:style-name="T92">/2025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alibri" style:font-name-asian="Calibri" style:font-name-complex="Calibri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alibri" style:font-name-asian="Calibri" style:font-name-complex="Calibri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Wingdings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Wingdings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Wingdings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Wingdings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Wingdings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Wingdings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Wingdings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Wingdings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ovis Henrique Leite de Souza</meta:initial-creator>
    <dc:creator>Clovis Henrique Leite de Souza</dc:creator>
    <meta:creation-date>2025-12-03T19:54:00Z</meta:creation-date>
    <dc:date>2025-12-03T19:54:00Z</dc:date>
    <meta:template xlink:href="Normal" xlink:type="simple"/>
    <meta:editing-cycles>3</meta:editing-cycles>
    <meta:editing-duration>PT0S</meta:editing-duration>
    <meta:document-statistic meta:page-count="2" meta:paragraph-count="54" meta:word-count="614" meta:character-count="4315" meta:row-count="81" meta:non-whitespace-character-count="3755"/>
  </office:meta>
</office:document-meta>
</file>